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1b93" officeooo:paragraph-rsid="001e1b93"/>
    </style:style>
    <style:style style:name="P2" style:family="paragraph" style:parent-style-name="Standard">
      <style:text-properties officeooo:rsid="001f906a" officeooo:paragraph-rsid="001f906a"/>
    </style:style>
    <style:style style:name="P3" style:family="paragraph" style:parent-style-name="Standard">
      <style:text-properties officeooo:rsid="001e1b93" officeooo:paragraph-rsid="001e1b93"/>
    </style:style>
    <style:style style:name="P4" style:family="paragraph" style:parent-style-name="Standard">
      <style:text-properties officeooo:rsid="00214ccc" officeooo:paragraph-rsid="00214ccc"/>
    </style:style>
    <style:style style:name="P5" style:family="paragraph" style:parent-style-name="Standard">
      <style:text-properties officeooo:rsid="0021516f" officeooo:paragraph-rsid="0021516f"/>
    </style:style>
    <style:style style:name="P6" style:family="paragraph" style:parent-style-name="Standard">
      <style:text-properties officeooo:rsid="0022fa7b" officeooo:paragraph-rsid="0022fa7b"/>
    </style:style>
    <style:style style:name="P7" style:family="paragraph" style:parent-style-name="Standard">
      <style:text-properties officeooo:rsid="002470d5" officeooo:paragraph-rsid="002470d5"/>
    </style:style>
    <style:style style:name="P8" style:family="paragraph" style:parent-style-name="Title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Tools: Coping Saw</text:p>
      <text:p text:style-name="P1"><text:a xlink:type="simple" xlink:href="http://www.wonkeedonkeetools.co.uk/handsaws/what-is-a-coping-saw/" text:style-name="Internet_20_link" text:visited-style-name="Visited_20_Internet_20_Link"/></text:p>
      <text:p text:style-name="P2">FIXME</text:p>
      <text:p text:style-name="P1"><text:a xlink:type="simple" xlink:href="http://www.wonkeedonkeetools.co.uk/handsaws/what-is-a-coping-saw/" text:style-name="Internet_20_link" text:visited-style-name="Visited_20_Internet_20_Link"/></text:p>
      <text:p text:style-name="P1"><text:a xlink:type="simple" xlink:href="http://www.wonkeedonkeetools.co.uk/handsaws/what-is-a-coping-saw/" text:style-name="Internet_20_link" text:visited-style-name="Visited_20_Internet_20_Link">http://www.wonkeedonkeetools.co.uk/handsaws/what-is-a-coping-saw/</text:a></text:p>
      <text:p text:style-name="P1"/>
      <text:p text:style-name="P1"/>
      <text:p text:style-name="P4"><text:a xlink:type="simple" xlink:href="http://www.wickes.co.uk/Wickes-Coping-Saw-152mm/p/500561" text:style-name="Internet_20_link" text:visited-style-name="Visited_20_Internet_20_Link">http://www.wickes.co.uk/Wickes-Coping-Saw-152mm/p/500561</text:a></text:p>
      <text:p text:style-name="P4"/>
      <text:p text:style-name="P5">the coping saw is better got from 4D</text:p>
      <text:p text:style-name="P6"><text:a xlink:type="simple" xlink:href="http://modelshop.co.uk/Shop/Tools/Saws/Item/Adjustable-throat-saw/ITM6333" text:style-name="Internet_20_link" text:visited-style-name="Visited_20_Internet_20_Link">http://modelshop.co.uk/Shop/Tools/Saws/Item/Adjustable-throat-saw/ITM6333</text:a></text:p>
      <text:p text:style-name="P6">where it's called piercing saw</text:p>
      <text:p text:style-name="P6"/>
      <text:p text:style-name="P7">saws: <text:a xlink:type="simple" xlink:href="http://modelshop.co.uk/Shop/Item/Adjustable-throat-saw-spare-blades/ITM6361" text:style-name="Internet_20_link" text:visited-style-name="Visited_20_Internet_20_Link">http://modelshop.co.uk/Shop/Item/Adjustable-throat-saw-spare-blades/ITM6361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3-11T18:35:30.478739894</dc:date>
    <meta:editing-duration>PT10M36S</meta:editing-duration>
    <meta:editing-cycles>6</meta:editing-cycles>
    <meta:document-statistic meta:table-count="0" meta:image-count="0" meta:object-count="0" meta:page-count="1" meta:paragraph-count="8" meta:word-count="22" meta:character-count="363" meta:non-whitespace-character-count="349"/>
  </office:meta>
</office:document-meta>
</file>